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bold" officeooo:rsid="00b32479" officeooo:paragraph-rsid="006ebd07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bfb65d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d19aa3"/>
    </style:style>
    <style:style style:name="P7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da5892"/>
    </style:style>
    <style:style style:name="P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normal" officeooo:rsid="00b32479" officeooo:paragraph-rsid="00c41c2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1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var fontStack-monospace" fo:font-size="9.75pt" fo:letter-spacing="normal" fo:font-style="normal" fo:font-weight="bold" officeooo:rsid="00c42866" officeooo:paragraph-rsid="00c4286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" style:family="paragraph" style:parent-style-name="Heading_20_3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f2328" loext:opacity="100%" style:font-name="apple-system" fo:font-size="12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3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fo:font-variant="normal" fo:text-transform="none" fo:color="#1f2328" loext:opacity="100%" fo:letter-spacing="normal"/>
    </style:style>
    <style:style style:name="P1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999999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ff8000" loext:opacity="100%" style:font-name="Stem-Regular" fo:font-size="10pt" fo:letter-spacing="normal" fo:font-style="normal" fo:font-weight="bold" officeooo:rsid="00b32479" officeooo:paragraph-rsid="00d039d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808080" loext:opacity="100%" style:font-name="Stem-Regular" fo:font-size="10pt" fo:letter-spacing="normal" fo:font-style="normal" fo:font-weight="normal" officeooo:rsid="00b32479" officeooo:paragraph-rsid="006ebd07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808080" loext:opacity="100%" style:font-name="Stem-Regular" fo:font-size="10pt" fo:letter-spacing="normal" fo:font-style="normal" fo:font-weight="normal" officeooo:rsid="00b3247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cccccc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P2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ff0000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d84a7c" officeooo:paragraph-rsid="00d84a7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a933" loext:opacity="100%" style:font-name="var fontStack-monospace" fo:font-size="9.75pt" fo:letter-spacing="normal" fo:font-style="normal" fo:font-weight="normal" officeooo:rsid="00dc30c3" officeooo:paragraph-rsid="00dc30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loext:opacity="100%" style:font-name="var fontStack-monospace" fo:font-size="9.75pt" fo:letter-spacing="normal" fo:font-style="normal" fo:font-weight="normal" officeooo:rsid="00b32479" officeooo:paragraph-rsid="006ebd0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var fontStack-monospace" fo:font-size="9.75pt" fo:letter-spacing="normal" fo:font-style="normal" fo:font-weight="normal" style:font-name-asian="Noto Sans Mono CJK SC" style:font-size-asian="10pt" style:font-name-complex="Liberation Mono" style:font-size-complex="10pt"/>
    </style:style>
    <style:style style:name="T1" style:family="text">
      <style:text-properties officeooo:rsid="00bfb65d"/>
    </style:style>
    <style:style style:name="T2" style:family="text">
      <style:text-properties officeooo:rsid="00c6b4fc"/>
    </style:style>
    <style:style style:name="T3" style:family="text">
      <style:text-properties style:font-name="var fontStack-monospace" fo:font-size="9.75pt" fo:font-style="normal" fo:font-weight="normal"/>
    </style:style>
    <style:style style:name="T4" style:family="text">
      <style:text-properties officeooo:rsid="00d19a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da5892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clone-fenix-repository" text:anchor-type="page" text:anchor-page-number="1" svg:x="-0.2917in" svg:y="0in" svg:width="0.2917in" draw:z-index="0">
        <draw:text-box fo:min-height="0.2917in">
          <text:p text:style-name="Text_20_body"/>
        </draw:text-box>
      </draw:frame>
      <draw:frame draw:style-name="fr1" draw:name="user-content-build-image-in-docker" text:anchor-type="page" text:anchor-page-number="1" svg:x="-0.2917in" svg:y="0in" svg:width="0.2917in" draw:z-index="1">
        <draw:text-box fo:min-height="0.2917in">
          <text:p text:style-name="Text_20_body"/>
        </draw:text-box>
      </draw:frame>
      <text:p text:style-name="P2">Install essential packages</text:p>
      <text:p text:style-name="P8">$ sudo apt-get install git make lsb-release qemu-user-static</text:p>
      <text:h text:style-name="P1" text:outline-level="3">Clone Fenix repository</text:h>
      <text:p text:style-name="P3">$ mkdir -p ~/khadas_<text:span text:style-name="T1">image</text:span></text:p>
      <text:p text:style-name="P5">$ cd ~/khadas_<text:span text:style-name="T1">image</text:span></text:p>
      <text:p text:style-name="P4">$ git clone --depth 1 https://github.com/khadas/fenix</text:p>
      <text:p text:style-name="P4">$ cd fenix</text:p>
      <text:p text:style-name="P2">Setup build environment</text:p>
      <text:p text:style-name="P8">$ source env/setenv.sh</text:p>
      <text:p text:style-name="P11">Работает <text:span text:style-name="T2">чуть дольше </text:span>в Ubuntu 18 <text:span text:style-name="T2">затем ошибка</text:span></text:p>
      <text:p text:style-name="P8"/>
      <text:p text:style-name="P8">NO_HOST_CHECK=1 make</text:p>
      <text:p text:style-name="P9">sudo apt install -y liblz4-dev <text:s text:c="3"/>lib32ncurses-dev <text:s text:c="3"/>libncurses5-dev:i386</text:p>
      <text:p text:style-name="P15">Or you can load environment configuration from file.</text:p>
      <text:p text:style-name="P8">$ source env/setenv.sh config config-template.conf</text:p>
      <text:p text:style-name="P8"/>
      <text:h text:style-name="P12" text:outline-level="3">Build image in Docker</text:h>
      <text:p text:style-name="P16">Docker на Ubuntu 22.04</text:p>
      <text:p text:style-name="P18">sudo apt install curl software-properties-common ca-certificates apt-transport-https -y</text:p>
      <text:p text:style-name="P18">wget -O- https://download.docker.com/linux/ubuntu/gpg | gpg --dearmor | sudo tee /etc/apt/keyrings/docker.gpg &gt; /dev/null</text:p>
      <text:p text:style-name="P18">echo "deb [arch=amd64 signed-by=/etc/apt/keyrings/docker.gpg] https://download.docker.com/linux/ubuntu jammy stable"| sudo tee /etc/apt/sources.list.d/docker.list &gt; /dev/null</text:p>
      <text:p text:style-name="P18">sudo apt update</text:p>
      <text:p text:style-name="P18">apt-cache policy docker-ce</text:p>
      <text:p text:style-name="P18">sudo apt install docker-ce -y</text:p>
      <text:p text:style-name="P18">sudo systemctl status docker</text:p>
      <text:p text:style-name="P16">snap install docker</text:p>
      <text:p text:style-name="P16">Установка Docker Compose</text:p>
      <text:p text:style-name="P18">git clone https://github.com/docker/compose.git</text:p>
      <text:p text:style-name="P19">sudo curl -L "https://github.com/docker/compose/releases/download/v2.34.0/docker-compose-$(uname -s)-$(uname -m)" -o /usr/local/bin/docker-compose</text:p>
      <text:p text:style-name="P19">sudo chmod +x /usr/local/bin/docker-compose</text:p>
      <text:p text:style-name="P17">sudo apt-get install docker-compose</text:p>
      <text:p text:style-name="P13"/>
      <text:p text:style-name="P13"/>
      <text:p text:style-name="P13"><text:soft-page-break/>Run fenix in docker.</text:p>
      <text:p text:style-name="P10">cd khadas/fenix/</text:p>
      <text:p text:style-name="P10">docker pull numbqq/fenix:latest</text:p>
      <text:p text:style-name="P10">docker rm fenix</text:p>
      <text:p text:style-name="P6">$ docker run -it --name fenix <text:span text:style-name="T4">\</text:span></text:p>
      <text:p text:style-name="P6"><text:tab/><text:tab/>-v $(pwd):/home/khadas/fenix \</text:p>
      <text:p text:style-name="P14"><text:s text:c="13"/>-<text:span text:style-name="T3">v /etc/localtime:/etc/localtime:ro \</text:span></text:p>
      <text:p text:style-name="P14"><text:s text:c="13"/>-<text:span text:style-name="T3">v /etc/timezone:/etc/timezone:ro \</text:span></text:p>
      <text:p text:style-name="P14"><text:s text:c="13"/>-<text:span text:style-name="T3">v $HOME/.ccache:/home/khadas/.ccache --privileged \</text:span></text:p>
      <text:p text:style-name="P14"><text:s text:c="13"/><text:span text:style-name="T3">--device=/dev/loop-control:/dev/loop-control \</text:span></text:p>
      <text:p text:style-name="P14"><text:s text:c="13"/><text:span text:style-name="T3">--device=/dev/loop0:/dev/loop0 --cap-add SYS_ADMIN \</text:span></text:p>
      <text:p text:style-name="P14"><text:s text:c="13"/><text:span text:style-name="T3">numbqq/fenix</text:span></text:p>
      <text:p text:style-name="P20">We are in Docker container now, start to build.</text:p>
      <text:p text:style-name="P3">khadas@919cab43f66d:~/fenix$ source env/setenv.sh</text:p>
      <text:p text:style-name="P4">khadas@919cab43f66d:~/fenix$ make</text:p>
      <text:p text:style-name="P4"/>
      <text:p text:style-name="P7">docker <text:span text:style-name="T6">rm</text:span> fenix</text:p>
      <text:p text:style-name="P21">Resolving <text:span text:style-name="T5">developer.arm.com</text:span> (developer.arm.com)... failed: Name or service not known.</text:p>
      <text:p text:style-name="P21">config/functions/build-package:78 Error: Cant't get gcc-arm-aarch64-none-linux-gnu sources : <text:a xlink:type="simple" xlink:href="https://developer.arm.com/-/media/Files/downloads/gnu/12.2.rel1/binrel/arm-gnu-toolchain-12.2.rel1-x86_64-aarch64-none-linux-gnu.tar.xz" text:style-name="Internet_20_link" text:visited-style-name="Visited_20_Internet_20_Link">https://developer.arm.com/-/media/Files/downloads/gnu/12.2.rel1/binrel/arm-gnu-toolchain-12.2.rel1-x86_64-aarch64-none-linux-gnu.tar.xz</text:a> <text:s/></text:p>
      <text:p text:style-name="P22">Тест:</text:p>
      <text:p text:style-name="P23">wget <text:a xlink:type="simple" xlink:href="https://developer.arm.com/-/media/Files/downloads/gnu/12.2.rel1/binrel/arm-gnu-toolchain-12.2.rel1-x86_64-aarch64-none-linux-gnu.tar.xz" text:style-name="Internet_20_link" text:visited-style-name="Visited_20_Internet_20_Link">https://developer.arm.com/-/media/Files/downloads/gnu/12.2.rel1/binrel/arm-gnu-toolchain-12.2.rel1-x86_64-aarch64-none-linux-gnu.tar.xz</text:a></text:p>
      <text:p text:style-name="P23"/>
      <text:p text:style-name="P25">grep -iRl "https://developer.arm.com" .</text:p>
      <text:p text:style-name="P23">./packages/gcc-arm-aarch64-none-linux-gnu/package.mk</text:p>
      <text:p text:style-name="P23">./packages/gcc-arm-aarch64-none-linux-gnu-mainline/package.mk</text:p>
      <text:p text:style-name="P23">./build/toolchains/gcc-linaro-aarch64-elf/gcc-linaro-7.3.1-2018.05-linux-manifest.txt</text:p>
      <text:p text:style-name="P23">./build/gcc-linaro-aarch64-elf-7.3.1-2018.05/gcc-linaro-7.3.1-2018.05-linux-manifest.txt</text:p>
      <text:p text:style-name="P23"/>
      <text:p text:style-name="P24">НУЖЕН OpenVP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tem-Regular" svg:font-family="Stem-Regular, arial, sans-serif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3-31T11:11:01.363604479</dc:date>
    <meta:editing-duration>P1DT9H23M59S</meta:editing-duration>
    <meta:editing-cycles>163</meta:editing-cycles>
    <meta:document-statistic meta:table-count="0" meta:image-count="0" meta:object-count="0" meta:page-count="2" meta:paragraph-count="55" meta:word-count="239" meta:character-count="2738" meta:non-whitespace-character-count="2472"/>
  </office:meta>
</office:document-meta>
</file>